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fcd6" officeooo:paragraph-rsid="001cfcd6"/>
    </style:style>
    <style:style style:name="P2" style:family="paragraph" style:parent-style-name="Standard">
      <style:text-properties officeooo:rsid="0020479b" officeooo:paragraph-rsid="0020479b"/>
    </style:style>
    <style:style style:name="P3" style:family="paragraph" style:parent-style-name="Standard">
      <style:text-properties fo:font-style="italic" officeooo:rsid="00228ff9" officeooo:paragraph-rsid="00228ff9" style:font-style-asian="italic" style:font-style-complex="italic"/>
    </style:style>
    <style:style style:name="P4" style:family="paragraph" style:parent-style-name="Standard">
      <style:text-properties fo:font-style="italic" officeooo:rsid="00291d92" officeooo:paragraph-rsid="00291d92" style:font-style-asian="italic" style:font-style-complex="italic"/>
    </style:style>
    <style:style style:name="P5" style:family="paragraph" style:parent-style-name="Standard">
      <style:text-properties fo:font-style="italic" officeooo:rsid="002e04b7" officeooo:paragraph-rsid="002e04b7" style:font-style-asian="italic" style:font-style-complex="italic"/>
    </style:style>
    <style:style style:name="P6" style:family="paragraph" style:parent-style-name="Standard">
      <style:text-properties fo:font-style="italic" fo:font-weight="bold" officeooo:rsid="0043c6d7" officeooo:paragraph-rsid="0043c6d7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84123a" officeooo:paragraph-rsid="0084123a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normal" officeooo:rsid="00605405" officeooo:paragraph-rsid="009502ed" fo:background-color="transparent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98ccfe" officeooo:paragraph-rsid="0098ccfe" fo:background-color="transparent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6887fe" officeooo:paragraph-rsid="006887fe" fo:background-color="transparent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9b20a5" officeooo:paragraph-rsid="009b20a5" fo:background-color="transparent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70c9bd" officeooo:paragraph-rsid="0070c9bd" fo:background-color="transparent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7221ac" officeooo:paragraph-rsid="007221ac" fo:background-color="transparent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style:text-underline-style="none" fo:font-weight="normal" officeooo:rsid="009b1685" officeooo:paragraph-rsid="009b1685" fo:background-color="transparent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officeooo:rsid="00228ff9" officeooo:paragraph-rsid="00228ff9"/>
    </style:style>
    <style:style style:name="P16" style:family="paragraph" style:parent-style-name="Standard">
      <style:text-properties officeooo:rsid="002e04b7" officeooo:paragraph-rsid="002e04b7"/>
    </style:style>
    <style:style style:name="P17" style:family="paragraph" style:parent-style-name="Standard">
      <style:text-properties fo:font-style="normal" fo:font-weight="bold" officeooo:rsid="005e102c" officeooo:paragraph-rsid="005e102c" fo:background-color="transparent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5cad67" officeooo:paragraph-rsid="005cad67" fo:background-color="transparent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9502ed" officeooo:paragraph-rsid="009502ed" fo:background-color="transparent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61ac0c" officeooo:paragraph-rsid="0095fe0c" fo:background-color="transparent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633a61" officeooo:paragraph-rsid="0095fe0c" fo:background-color="transparent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98ccfe" officeooo:paragraph-rsid="0098ccfe" fo:background-color="transparent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9796d4" officeooo:paragraph-rsid="009796d4" fo:background-color="transparent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6737d4" officeooo:paragraph-rsid="009b1685" fo:background-color="transparent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69fefa" officeooo:paragraph-rsid="0069fefa" fo:background-color="transparent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804b34" officeooo:paragraph-rsid="00804b34" fo:background-color="#ffff00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857740" officeooo:paragraph-rsid="00857740" fo:background-color="#ffff00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normal" officeooo:rsid="003e95a1" officeooo:paragraph-rsid="003dc0f5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51033f" officeooo:paragraph-rsid="0050ea10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51033f" officeooo:paragraph-rsid="0084123a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84123a" officeooo:paragraph-rsid="008d9862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605405" officeooo:paragraph-rsid="00605405" fo:background-color="transparent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605405" officeooo:paragraph-rsid="009502ed" fo:background-color="transparent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605405" officeooo:paragraph-rsid="0095fe0c" fo:background-color="transparent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61ac0c" officeooo:paragraph-rsid="0061ac0c" fo:background-color="transparent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61ac0c" officeooo:paragraph-rsid="0095fe0c" fo:background-color="transparent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633a61" officeooo:paragraph-rsid="00633a61" fo:background-color="transparent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633a61" officeooo:paragraph-rsid="0095fe0c" fo:background-color="transparent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64ca72" officeooo:paragraph-rsid="0064ca72" fo:background-color="transparent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64ca72" officeooo:paragraph-rsid="0065653c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6737d4" officeooo:paragraph-rsid="006737d4" fo:background-color="transparent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6737d4" officeooo:paragraph-rsid="009b1685" fo:background-color="transparent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6887fe" officeooo:paragraph-rsid="006887fe" fo:background-color="transparent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69fefa" officeooo:paragraph-rsid="0069fefa" fo:background-color="transparent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6a31cb" officeooo:paragraph-rsid="006a31cb" fo:background-color="transparent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85d577" officeooo:paragraph-rsid="0085d577" fo:background-color="transparent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85d577" officeooo:paragraph-rsid="0085d66c" fo:background-color="transparent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85d66c" officeooo:paragraph-rsid="0085d66c" fo:background-color="transparent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5e102c" officeooo:paragraph-rsid="008e9e94" fo:background-color="transparent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9502ed" officeooo:paragraph-rsid="009502ed" fo:background-color="transparent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9796d4" officeooo:paragraph-rsid="009796d4" fo:background-color="transparent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98ccfe" officeooo:paragraph-rsid="0098ccfe" fo:background-color="transparent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9b1685" officeooo:paragraph-rsid="009b1685" fo:background-color="transparent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9b20a5" officeooo:paragraph-rsid="009b20a5" fo:background-color="transparent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style:text-underline-style="none" fo:font-weight="normal" officeooo:rsid="0035e6e3" officeooo:paragraph-rsid="00320ad8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style:text-underline-style="none" fo:font-weight="normal" officeooo:rsid="009b1685" officeooo:paragraph-rsid="009b1685" fo:background-color="transparent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style:text-underline-style="none" fo:font-weight="normal" officeooo:rsid="009b1685" officeooo:paragraph-rsid="009b20a5" fo:background-color="transparent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officeooo:rsid="003127f4" officeooo:paragraph-rsid="003127f4" style:font-style-asian="normal" style:font-style-complex="normal"/>
    </style:style>
    <style:style style:name="P59" style:family="paragraph" style:parent-style-name="Standard">
      <style:text-properties fo:font-style="normal" officeooo:rsid="00804b34" officeooo:paragraph-rsid="008c7acb" style:font-style-asian="normal" style:font-style-complex="normal"/>
    </style:style>
    <style:style style:name="P60" style:family="paragraph" style:parent-style-name="Standard">
      <style:text-properties fo:font-style="normal" officeooo:rsid="003e95a1" officeooo:paragraph-rsid="00821ca5" style:font-style-asian="normal" style:font-style-complex="normal"/>
    </style:style>
    <style:style style:name="P61" style:family="paragraph" style:parent-style-name="Standard">
      <style:text-properties fo:font-style="normal" style:text-underline-style="solid" style:text-underline-width="auto" style:text-underline-color="font-color" fo:font-weight="normal" officeooo:rsid="009502ed" officeooo:paragraph-rsid="009502ed" fo:background-color="transparent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style:text-underline-style="solid" style:text-underline-width="auto" style:text-underline-color="font-color" officeooo:rsid="00379b66" officeooo:paragraph-rsid="00379b66" style:font-style-asian="normal" style:font-style-complex="normal"/>
    </style:style>
    <style:style style:name="P63" style:family="paragraph" style:parent-style-name="Standard">
      <style:text-properties fo:font-style="normal" style:text-underline-style="solid" style:text-underline-width="auto" style:text-underline-color="font-color" fo:font-weight="bold" officeooo:rsid="009b1685" officeooo:paragraph-rsid="009b1685" fo:background-color="transparent" style:font-style-asian="normal" style:font-weight-asian="bold" style:font-style-complex="normal" style:font-weight-complex="bold"/>
    </style:style>
    <style:style style:name="P64" style:family="paragraph" style:parent-style-name="Standard">
      <style:text-properties officeooo:rsid="007ce70b" officeooo:paragraph-rsid="007ce70b"/>
    </style:style>
    <style:style style:name="P65" style:family="paragraph" style:parent-style-name="Standard">
      <style:text-properties fo:font-weight="bold" officeooo:rsid="00804b34" officeooo:paragraph-rsid="00804b34" fo:background-color="#fff200" style:font-weight-asian="bold" style:font-weight-complex="bold"/>
    </style:style>
    <style:style style:name="P66" style:family="paragraph" style:parent-style-name="Standard">
      <style:text-properties officeooo:rsid="0038f5ca" officeooo:paragraph-rsid="0038f5ca"/>
    </style:style>
    <style:style style:name="P67" style:family="paragraph" style:parent-style-name="Standard">
      <style:text-properties officeooo:rsid="008359ed" officeooo:paragraph-rsid="008359ed"/>
    </style:style>
    <style:style style:name="P68" style:family="paragraph" style:parent-style-name="Standard">
      <style:text-properties officeooo:paragraph-rsid="0084123a"/>
    </style:style>
    <style:style style:name="P69" style:family="paragraph" style:parent-style-name="Standard">
      <style:paragraph-properties fo:text-align="start" style:justify-single-word="false"/>
      <style:text-properties officeooo:rsid="0084123a" officeooo:paragraph-rsid="0084123a"/>
    </style:style>
    <style:style style:name="P70" style:family="paragraph" style:parent-style-name="Standard">
      <style:text-properties fo:font-size="14pt" fo:font-weight="bold" officeooo:rsid="008c7acb" officeooo:paragraph-rsid="008c7acb" fo:background-color="transparent" style:font-size-asian="14pt" style:font-weight-asian="bold" style:font-size-complex="14pt" style:font-weight-complex="bold"/>
    </style:style>
    <style:style style:name="P71" style:family="paragraph" style:parent-style-name="Standard">
      <style:text-properties officeooo:rsid="008c7acb" officeooo:paragraph-rsid="008c7acb"/>
    </style:style>
    <style:style style:name="P72" style:family="paragraph" style:parent-style-name="Standard">
      <style:text-properties officeooo:rsid="008ce669" officeooo:paragraph-rsid="008ce669"/>
    </style:style>
    <style:style style:name="P73" style:family="paragraph" style:parent-style-name="Standard">
      <style:paragraph-properties fo:break-before="page"/>
      <style:text-properties fo:font-style="normal" fo:font-weight="bold" officeooo:rsid="00857740" officeooo:paragraph-rsid="00857740" fo:background-color="#ffff00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break-before="page"/>
      <style:text-properties fo:font-style="normal" fo:font-weight="bold" officeooo:rsid="00804b34" officeooo:paragraph-rsid="00804b34" fo:background-color="#ffff00" style:font-style-asian="normal" style:font-weight-asian="bold" style:font-style-complex="normal" style:font-weight-complex="bold"/>
    </style:style>
    <style:style style:name="P75" style:family="paragraph" style:parent-style-name="Standard">
      <style:text-properties fo:font-style="normal" style:text-underline-style="none" fo:font-weight="normal" officeooo:rsid="00804b34" officeooo:paragraph-rsid="008c7acb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tyle="normal" style:text-underline-style="none" fo:font-weight="normal" officeooo:rsid="0085d577" officeooo:paragraph-rsid="0085d577" fo:background-color="#ffffff" style:font-style-asian="normal" style:font-weight-asian="normal" style:font-style-complex="normal" style:font-weight-complex="normal"/>
    </style:style>
    <style:style style:name="P77" style:family="paragraph" style:parent-style-name="Standard" style:list-style-name="L1">
      <style:text-properties fo:font-style="normal" style:text-underline-style="none" fo:font-weight="normal" officeooo:rsid="0085d577" officeooo:paragraph-rsid="0085d577" fo:background-color="#ffffff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style:text-underline-style="none" fo:font-weight="normal" officeooo:rsid="0085d66c" officeooo:paragraph-rsid="0085d577" fo:background-color="#ffffff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style:text-underline-style="none" fo:font-weight="normal" officeooo:rsid="009502ed" officeooo:paragraph-rsid="008e9e94" fo:background-color="transparent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style:text-underline-style="none" fo:font-weight="normal" officeooo:rsid="009502ed" officeooo:paragraph-rsid="009502ed" fo:background-color="transparent" style:font-style-asian="normal" style:font-weight-asian="normal" style:font-style-complex="normal" style:font-weight-complex="normal"/>
    </style:style>
    <style:style style:name="P81" style:family="paragraph" style:parent-style-name="Standard" style:list-style-name="L1">
      <style:text-properties fo:font-style="normal" style:text-underline-style="none" fo:font-weight="bold" officeooo:rsid="0085d577" officeooo:paragraph-rsid="0085d577" fo:background-color="#ffffff" style:font-style-asian="normal" style:font-weight-asian="bold" style:font-style-complex="normal" style:font-weight-complex="bold"/>
    </style:style>
    <style:style style:name="P82" style:family="paragraph" style:parent-style-name="Standard">
      <style:text-properties fo:font-style="normal" fo:font-weight="normal" officeooo:rsid="003e95a1" officeooo:paragraph-rsid="00821ca5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fo:font-weight="normal" officeooo:rsid="0043c6d7" officeooo:paragraph-rsid="008ce669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fo:font-weight="normal" officeooo:rsid="0051033f" officeooo:paragraph-rsid="0043c6d7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font-style="normal" fo:font-weight="normal" officeooo:rsid="0084123a" officeooo:paragraph-rsid="0084123a" style:font-style-asian="normal" style:font-weight-asian="normal" style:font-style-complex="normal" style:font-weight-complex="normal"/>
    </style:style>
    <style:style style:name="P86" style:family="paragraph" style:parent-style-name="Standard" style:list-style-name="L1">
      <style:text-properties fo:font-style="normal" fo:font-weight="normal" officeooo:rsid="0085d577" officeooo:paragraph-rsid="0085d577" fo:background-color="transparent" style:font-style-asian="normal" style:font-weight-asian="normal" style:font-style-complex="normal" style:font-weight-complex="normal"/>
    </style:style>
    <style:style style:name="P87" style:family="paragraph" style:parent-style-name="Standard" style:list-style-name="L2">
      <style:text-properties fo:font-style="normal" fo:font-weight="normal" officeooo:rsid="006887fe" officeooo:paragraph-rsid="006887fe" fo:background-color="transparent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fo:font-weight="normal" officeooo:rsid="00a1fe42" officeooo:paragraph-rsid="00a1fe42" fo:background-color="transparent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font-style="normal" officeooo:rsid="0043c6d7" officeooo:paragraph-rsid="008359ed" style:font-style-asian="normal" style:font-style-complex="normal"/>
    </style:style>
    <style:style style:name="P90" style:family="paragraph" style:parent-style-name="Standard">
      <style:text-properties fo:font-style="normal" fo:font-weight="bold" officeooo:rsid="00633a61" officeooo:paragraph-rsid="0095fe0c" fo:background-color="transparent" style:font-style-asian="normal" style:font-weight-asian="bold" style:font-style-complex="normal" style:font-weight-complex="bold"/>
    </style:style>
    <style:style style:name="P91" style:family="paragraph" style:parent-style-name="Standard">
      <style:text-properties fo:font-style="normal" style:text-underline-style="solid" style:text-underline-width="auto" style:text-underline-color="font-color" fo:font-weight="bold" officeooo:rsid="009b1685" officeooo:paragraph-rsid="009dc093" fo:background-color="transparent" style:font-style-asian="normal" style:font-weight-asian="bold" style:font-style-complex="normal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tyle="italic" fo:font-weight="normal" officeooo:rsid="0051033f" officeooo:paragraph-rsid="0084123a" style:font-style-asian="italic" style:font-weight-asian="normal" style:font-style-complex="italic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tyle="italic" fo:font-weight="normal" officeooo:rsid="0084123a" officeooo:paragraph-rsid="0084123a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fo:font-style="italic" fo:font-weight="normal" officeooo:rsid="00605405" officeooo:paragraph-rsid="0095fe0c" fo:background-color="transparent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font-style="italic" fo:font-weight="normal" officeooo:rsid="0070c9bd" officeooo:paragraph-rsid="0070c9bd" fo:background-color="transparent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fo:font-style="italic" style:text-underline-style="none" fo:font-weight="normal" officeooo:rsid="0085d66c" officeooo:paragraph-rsid="0085d66c" fo:background-color="#ffffff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break-before="page"/>
      <style:text-properties fo:font-style="normal" fo:font-weight="bold" officeooo:rsid="009dc093" officeooo:paragraph-rsid="009dc093" fo:background-color="#fff200" style:font-style-asian="normal" style:font-weight-asian="bold" style:font-style-complex="normal" style:font-weight-complex="bold"/>
    </style:style>
    <style:style style:name="P98" style:family="paragraph">
      <style:paragraph-properties fo:text-align="center"/>
    </style:style>
    <style:style style:name="T1" style:family="text">
      <style:text-properties officeooo:rsid="001f77d1"/>
    </style:style>
    <style:style style:name="T2" style:family="text">
      <style:text-properties officeooo:rsid="0020efcc"/>
    </style:style>
    <style:style style:name="T3" style:family="text">
      <style:text-properties officeooo:rsid="002912f3"/>
    </style:style>
    <style:style style:name="T4" style:family="text">
      <style:text-properties officeooo:rsid="002a5a8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65653c" style:font-style-asian="italic" style:font-style-complex="italic"/>
    </style:style>
    <style:style style:name="T7" style:family="text">
      <style:text-properties fo:font-style="italic" officeooo:rsid="00605405" style:font-style-asian="italic" style:font-style-complex="italic"/>
    </style:style>
    <style:style style:name="T8" style:family="text">
      <style:text-properties fo:font-style="italic" officeooo:rsid="0043c6d7" style:font-style-asian="italic" style:font-style-complex="italic"/>
    </style:style>
    <style:style style:name="T9" style:family="text">
      <style:text-properties fo:font-style="italic" officeooo:rsid="008ce669" style:font-style-asian="italic" style:font-style-complex="italic"/>
    </style:style>
    <style:style style:name="T10" style:family="text">
      <style:text-properties fo:font-style="italic" officeooo:rsid="008d9862" style:font-style-asian="italic" style:font-style-complex="italic"/>
    </style:style>
    <style:style style:name="T11" style:family="text">
      <style:text-properties fo:font-style="italic" officeooo:rsid="008e9e94" style:font-style-asian="italic" style:font-style-complex="italic"/>
    </style:style>
    <style:style style:name="T12" style:family="text">
      <style:text-properties fo:font-style="italic" officeooo:rsid="0062b006" style:font-style-asian="italic" style:font-style-complex="italic"/>
    </style:style>
    <style:style style:name="T13" style:family="text">
      <style:text-properties fo:font-style="italic" officeooo:rsid="009b1685" style:font-style-asian="italic" style:font-style-complex="italic"/>
    </style:style>
    <style:style style:name="T14" style:family="text">
      <style:text-properties fo:font-style="italic" officeooo:rsid="009b20a5" style:font-style-asian="italic" style:font-style-complex="italic"/>
    </style:style>
    <style:style style:name="T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bold" officeooo:rsid="0085d66c" fo:background-color="#ffffff" loext:char-shading-value="0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italic" style:text-underline-style="none" fo:background-color="#ffffff" loext:char-shading-value="0" style:font-style-asian="italic" style:font-style-complex="italic"/>
    </style:style>
    <style:style style:name="T19" style:family="text">
      <style:text-properties fo:font-style="italic" style:text-underline-style="none" officeooo:rsid="0085d66c" fo:background-color="#ffffff" loext:char-shading-value="0" style:font-style-asian="italic" style:font-style-complex="italic"/>
    </style:style>
    <style:style style:name="T20" style:family="text">
      <style:text-properties fo:font-style="italic" style:text-underline-style="none" officeooo:rsid="008be5b1" fo:background-color="#ffffff" loext:char-shading-value="0" style:font-style-asian="italic" style:font-style-complex="italic"/>
    </style:style>
    <style:style style:name="T21" style:family="text">
      <style:text-properties fo:font-style="italic" fo:font-weight="bold" officeooo:rsid="0043c6d7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51033f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84123a" style:font-style-asian="italic" style:font-weight-asian="normal" style:font-style-complex="italic" style:font-weight-complex="normal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821ca5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fo:background-color="#ffffff" loext:char-shading-value="0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fo:background-color="#ffffff" loext:char-shading-value="0"/>
    </style:style>
    <style:style style:name="T30" style:family="text">
      <style:text-properties style:text-underline-style="solid" style:text-underline-width="auto" style:text-underline-color="font-color" officeooo:rsid="0085d66c" fo:background-color="#ffffff" loext:char-shading-value="0"/>
    </style:style>
    <style:style style:name="T31" style:family="text">
      <style:text-properties style:text-underline-style="solid" style:text-underline-width="auto" style:text-underline-color="font-color" officeooo:rsid="009796d4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normal" officeooo:rsid="00821ca5" style:font-weight-asian="normal" style:font-weight-complex="normal"/>
    </style:style>
    <style:style style:name="T35" style:family="text">
      <style:text-properties style:text-underline-style="none" fo:font-weight="normal" officeooo:rsid="0080d054" style:font-weight-asian="normal" style:font-weight-complex="normal"/>
    </style:style>
    <style:style style:name="T36" style:family="text">
      <style:text-properties style:text-underline-style="none" fo:font-weight="normal" officeooo:rsid="008359ed" style:font-weight-asian="normal" style:font-weight-complex="normal"/>
    </style:style>
    <style:style style:name="T37" style:family="text">
      <style:text-properties style:text-underline-style="none" fo:font-weight="normal" officeooo:rsid="008c7acb" style:font-weight-asian="normal" style:font-weight-complex="normal"/>
    </style:style>
    <style:style style:name="T38" style:family="text">
      <style:text-properties style:text-underline-style="none" fo:font-weight="bold" fo:background-color="#ffffff" loext:char-shading-value="0" style:font-weight-asian="bold" style:font-weight-complex="bold"/>
    </style:style>
    <style:style style:name="T39" style:family="text">
      <style:text-properties style:text-underline-style="none" fo:font-weight="bold" officeooo:rsid="0085d66c" fo:background-color="#ffffff" loext:char-shading-value="0" style:font-weight-asian="bold" style:font-weight-complex="bold"/>
    </style:style>
    <style:style style:name="T40" style:family="text">
      <style:text-properties style:text-underline-style="none" fo:background-color="#ffffff" loext:char-shading-value="0"/>
    </style:style>
    <style:style style:name="T41" style:family="text">
      <style:text-properties style:text-underline-style="none" officeooo:rsid="0085d66c" fo:background-color="#ffffff" loext:char-shading-value="0"/>
    </style:style>
    <style:style style:name="T42" style:family="text">
      <style:text-properties style:text-underline-style="none" officeooo:rsid="0087ab2b" fo:background-color="#ffffff" loext:char-shading-value="0"/>
    </style:style>
    <style:style style:name="T43" style:family="text">
      <style:text-properties style:text-underline-style="none" officeooo:rsid="0088ff85" fo:background-color="#ffffff" loext:char-shading-value="0"/>
    </style:style>
    <style:style style:name="T44" style:family="text">
      <style:text-properties style:text-underline-style="none" officeooo:rsid="008be5b1" fo:background-color="#ffffff" loext:char-shading-value="0"/>
    </style:style>
    <style:style style:name="T45" style:family="text">
      <style:text-properties style:text-underline-style="none" officeooo:rsid="009796d4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80d054" style:font-weight-asian="normal" style:font-weight-complex="normal"/>
    </style:style>
    <style:style style:name="T48" style:family="text">
      <style:text-properties fo:font-weight="normal" officeooo:rsid="004d7d1e" style:font-weight-asian="normal" style:font-weight-complex="normal"/>
    </style:style>
    <style:style style:name="T49" style:family="text">
      <style:text-properties fo:font-weight="normal" officeooo:rsid="0081e240" style:font-weight-asian="normal" style:font-weight-complex="normal"/>
    </style:style>
    <style:style style:name="T50" style:family="text">
      <style:text-properties fo:font-weight="normal" officeooo:rsid="00821ca5" style:font-weight-asian="normal" style:font-weight-complex="normal"/>
    </style:style>
    <style:style style:name="T51" style:family="text">
      <style:text-properties fo:font-weight="normal" officeooo:rsid="0043c6d7" style:font-weight-asian="normal" style:font-weight-complex="normal"/>
    </style:style>
    <style:style style:name="T52" style:family="text">
      <style:text-properties fo:font-weight="normal" officeooo:rsid="008d9862" style:font-weight-asian="normal" style:font-weight-complex="normal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43c6d7" style:font-style-asian="normal" style:font-style-complex="normal"/>
    </style:style>
    <style:style style:name="T55" style:family="text">
      <style:text-properties fo:font-style="normal" officeooo:rsid="0078a3ae" style:font-style-asian="normal" style:font-style-complex="normal"/>
    </style:style>
    <style:style style:name="T56" style:family="text">
      <style:text-properties fo:font-style="normal" officeooo:rsid="008ce669" style:font-style-asian="normal" style:font-style-complex="normal"/>
    </style:style>
    <style:style style:name="T57" style:family="text">
      <style:text-properties fo:font-style="normal" fo:font-weight="bold" officeooo:rsid="0043c6d7" style:font-style-asian="normal" style:font-weight-asian="bold" style:font-style-complex="normal" style:font-weight-complex="bold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3e95a1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51033f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84123a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43c6d7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8ce669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8d9862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6" style:family="text">
      <style:text-properties fo:font-style="normal" style:text-underline-style="solid" style:text-underline-width="auto" style:text-underline-color="font-color" officeooo:rsid="0043c6d7" style:font-style-asian="normal" style:font-style-complex="normal"/>
    </style:style>
    <style:style style:name="T67" style:family="text">
      <style:text-properties fo:font-style="normal" style:text-underline-style="solid" style:text-underline-width="auto" style:text-underline-color="font-color" fo:font-weight="bold" officeooo:rsid="0043c6d7" style:font-style-asian="normal" style:font-weight-asian="bold" style:font-style-complex="normal" style:font-weight-complex="bold"/>
    </style:style>
    <style:style style:name="T68" style:family="text">
      <style:text-properties fo:font-style="normal" style:text-underline-style="none" style:font-style-asian="normal" style:font-style-complex="normal"/>
    </style:style>
    <style:style style:name="T69" style:family="text">
      <style:text-properties fo:font-style="normal" style:text-underline-style="none" officeooo:rsid="0043c6d7" style:font-style-asian="normal" style:font-style-complex="normal"/>
    </style:style>
    <style:style style:name="T70" style:family="text">
      <style:text-properties fo:font-style="normal" style:text-underline-style="none" fo:font-weight="normal" officeooo:rsid="0043c6d7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08ce669" style:font-style-asian="normal" style:font-weight-asian="normal" style:font-style-complex="normal" style:font-weight-complex="normal"/>
    </style:style>
    <style:style style:name="T72" style:family="text">
      <style:text-properties officeooo:rsid="0062b006"/>
    </style:style>
    <style:style style:name="T73" style:family="text">
      <style:text-properties fo:font-weight="bold" officeooo:rsid="0065653c" style:font-weight-asian="bold" style:font-weight-complex="bold"/>
    </style:style>
    <style:style style:name="T74" style:family="text">
      <style:text-properties officeooo:rsid="0065653c"/>
    </style:style>
    <style:style style:name="T75" style:family="text">
      <style:text-properties officeooo:rsid="00719e79"/>
    </style:style>
    <style:style style:name="T76" style:family="text">
      <style:text-properties officeooo:rsid="007751e5"/>
    </style:style>
    <style:style style:name="T77" style:family="text">
      <style:text-properties officeooo:rsid="007a65f8"/>
    </style:style>
    <style:style style:name="T78" style:family="text">
      <style:text-properties officeooo:rsid="007ce70b"/>
    </style:style>
    <style:style style:name="T79" style:family="text">
      <style:text-properties officeooo:rsid="0084ae43"/>
    </style:style>
    <style:style style:name="T80" style:family="text">
      <style:text-properties officeooo:rsid="008c7acb"/>
    </style:style>
    <style:style style:name="T81" style:family="text">
      <style:text-properties officeooo:rsid="008d9862"/>
    </style:style>
    <style:style style:name="T82" style:family="text">
      <style:text-properties officeooo:rsid="008e9e94"/>
    </style:style>
    <style:style style:name="T83" style:family="text">
      <style:text-properties fo:background-color="#ffff00" loext:char-shading-value="0"/>
    </style:style>
    <style:style style:name="T84" style:family="text">
      <style:text-properties officeooo:rsid="0090dc10"/>
    </style:style>
    <style:style style:name="T85" style:family="text">
      <style:text-properties officeooo:rsid="00910f01"/>
    </style:style>
    <style:style style:name="T86" style:family="text">
      <style:text-properties officeooo:rsid="0093aae2"/>
    </style:style>
    <style:style style:name="T87" style:family="text">
      <style:text-properties officeooo:rsid="009502ed"/>
    </style:style>
    <style:style style:name="T88" style:family="text">
      <style:text-properties officeooo:rsid="0095fe0c"/>
    </style:style>
    <style:style style:name="T89" style:family="text">
      <style:text-properties officeooo:rsid="0096d8f7"/>
    </style:style>
    <style:style style:name="T90" style:family="text">
      <style:text-properties officeooo:rsid="0098ccfe"/>
    </style:style>
    <style:style style:name="T91" style:family="text">
      <style:text-properties officeooo:rsid="009b1685"/>
    </style:style>
    <style:style style:name="T92" style:family="text">
      <style:text-properties officeooo:rsid="006887fe"/>
    </style:style>
    <style:style style:name="T93" style:family="text">
      <style:text-properties officeooo:rsid="009b20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Interfaccia da linea di comando – Command Line Interface (CLI) in Windows</text:p>
      <text:p text:style-name="P65"/>
      <text:p text:style-name="P65">Lezione introduttiva</text:p>
      <text:p text:style-name="P1"/>
      <text:p text:style-name="P1">CLI: <text:span text:style-name="T1">Command Line Interface (interfaccia da linea di comando)</text:span></text:p>
      <text:p text:style-name="P3">vs</text:p>
      <text:p text:style-name="P2">GUI: Graphical User Interface <text:span text:style-name="T2">(interfaccia utente di tipo grafico)</text:span></text:p>
      <text:p text:style-name="P4">Cosa sono?</text:p>
      <text:p text:style-name="P15">2 differenti modalità di interazione con il <text:span text:style-name="T3">S</text:span>istema <text:span text:style-name="T3">O</text:span>perativo ed i suoi programmi applicativi.</text:p>
      <text:p text:style-name="P15"/>
      <text:p text:style-name="P15"><text:span text:style-name="T78">L’i</text:span>nterfaccia utente di tipo grafico <text:span text:style-name="T78">(GUI)</text:span> richiede strumenti hardware specifici per la sua piena funzionalità. Ad esempio, può essere necessario l'uso di un mouse, uno schermo touch, o altri dispositivi di input.</text:p>
      <text:p text:style-name="P64">La CLI, invece, ovvero l’i<text:span text:style-name="T4">nterfaccia da linea di comando, permette di interagire con il Sistema Operativo e i suoi programmi applicativi </text:span>mediante l’utilizzo della “semplice” tastiera. </text:p>
      <text:p text:style-name="P64"/>
      <text:p text:style-name="P16">Per aprire <text:span text:style-name="T77">la</text:span> Command Line <text:span text:style-name="T77">di</text:span> Windows, utilizz<text:span text:style-name="T77">a</text:span> la seguente combinazione di tasti:</text:p>
      <text:p text:style-name="P16">Tasto LOGO di Windows + tasto r; <text:span text:style-name="T76">p</text:span>oi, scrivi <text:span text:style-name="T5">cmd </text:span><text:span text:style-name="T55">e premi invio.</text:span></text:p>
      <text:p text:style-name="P5"/>
      <text:p text:style-name="P26"/>
      <text:p text:style-name="P74">Lezione 2</text:p>
      <text:p text:style-name="P58"/>
      <text:p text:style-name="P59"><text:span text:style-name="T37">Q</text:span><text:span text:style-name="T33">uando si apre la CLI, si viene automaticamente posizionati nel </text:span><text:span text:style-name="T25">percorso</text:span><text:span text:style-name="T28">:</text:span><text:span text:style-name="T15"> C:\Users\nomeutente</text:span><text:span text:style-name="T33"> (del/nel filesystem – </text:span><text:span text:style-name="T36">riprenderemo questo concetto in seguito</text:span><text:span text:style-name="T33">). È come se, utilizzando la GUI, si navigasse manualmente tra icone e finestre, fino a raggiungere l'unità </text:span><text:span text:style-name="T15">C</text:span><text:span text:style-name="T33">, poi la cartella </text:span><text:span text:style-name="T15">Users</text:span><text:span text:style-name="T33">, e infine la cartella </text:span><text:span text:style-name="T15">nomeutente</text:span><text:span text:style-name="T33">.</text:span></text:p>
      <text:p text:style-name="P75">Una volta all'interno di questa cartella nella GUI, si possono eseguire varie operazioni, come la creazione di una nuova cartella o di un file. Allo stesso modo, nella CLI, qualsiasi comando che digitiamo verrà eseguito in quel percorso specifico, operando sui files e le cartelle presenti in quella specifica posizione.</text:p>
      <text:p text:style-name="P55"/>
      <text:p text:style-name="P62">Cosa significa <text:span text:style-name="T5">C:</text:span>?</text:p>
      <text:p text:style-name="P66"><text:span text:style-name="T5">C:</text:span> si riferisce ad una <text:span text:style-name="T5">unità </text:span><text:span text:style-name="T53">correlata al disco fisso. Ovvero: entità </text:span><text:span text:style-name="T5">logica </text:span><text:span text:style-name="T53">non necessariamente corrispondente alla totalità dell’entità fisica/dell’unità fisica/del disco fisso.</text:span></text:p>
      <text:p text:style-name="P71"><text:span text:style-name="T53">Più in dettaglio, l</text:span><text:span text:style-name="T59">a lettera “C” rappresenta un'unità di archiviazione nel computer, solitamente un disco fisso o un'unità a stato solido (SSD). In Windows, le unità di archiviazione vengono assegnate con lettere dell'alfabeto, e "C" è di solito la lettera assegnata all'unità principale, dove è installato il sistema operativo.</text:span></text:p>
      <text:p text:style-name="P28"/>
      <text:p text:style-name="P82">Quando si parla di “C” come “entità logica”, ci si riferisce al fatto che questa rappresentazione non corrisponde necessariamente all'intera unità fisica (l'hardware effettivo del disco).</text:p>
      <text:p text:style-name="P82"/>
      <text:p text:style-name="P60"><text:span text:style-name="T46">Ad esempio, un disco fisso di 500 GB potrebbe essere suddiviso (o </text:span><text:span text:style-name="T25">partizionato</text:span><text:span text:style-name="T46">) in più unità logiche, come “C”, “D”, “E”, ecc. In questo caso, l'unità “C” potrebbe avere un'assegnazione di spazio di, </text:span><text:span text:style-name="T50">ad esempio</text:span><text:span text:style-name="T46">, </text:span><text:span text:style-name="T47">1</text:span><text:span text:style-name="T46">00 GB, mentre le restanti parti del disco </text:span><text:span text:style-name="T47">potrebbero essere</text:span><text:span text:style-name="T46"> assegnate ad altre unità logiche </text:span><text:span text:style-name="T47">(ad esempio “D”)</text:span><text:span text:style-name="T46">. </text:span></text:p>
      <text:p text:style-name="P60"><text:span text:style-name="T50">La scelta di suddividere, o per meglio dire,</text:span><text:span text:style-name="T34"> </text:span><text:span text:style-name="T26">partizionare</text:span><text:span text:style-name="T34">,</text:span><text:span text:style-name="T35"> </text:span><text:span text:style-name="T46">un singolo disco fisico in più unità logiche, </text:span><text:span text:style-name="T50">ormai divenuta una consuetudine ampiamente adottata, </text:span><text:span text:style-name="T46">permette, </text:span><text:span text:style-name="T50">quindi, </text:span><text:span text:style-name="T46">una gestione più flessibile dei dati e del sistema operativo. </text:span></text:p>
      <text:p text:style-name="P60"><text:span text:style-name="T49">Ad esempio: </text:span><text:span text:style-name="T48">potrei facilmente procedere alla formattazione dell’unità “C” (o alla reinstallazione del </text:span><text:span text:style-name="T49">sistema operativo</text:span><text:span text:style-name="T48">) lasciando intatta </text:span><text:span text:style-name="T49">la seconda</text:span><text:span text:style-name="T48"> unità, nella quale potrebbe </text:span><text:span text:style-name="T50">altrimenti</text:span><text:span text:style-name="T48"> essere conveniente memorizzare/</text:span><text:span text:style-name="T50">preservare</text:span><text:span text:style-name="T48"> i propri dati.</text:span></text:p>
      <text:p text:style-name="P28"/>
      <text:p text:style-name="P67"><text:span text:style-name="T53">Come anticipato, r</text:span><text:span text:style-name="T54">iprendiamo e ribadiamo il significato di </text:span><text:span text:style-name="T21">C:\Users\nomeutente&gt;</text:span></text:p>
      <text:p text:style-name="P67"><text:span text:style-name="T53">Quella stringa di testo, </text:span><text:span text:style-name="T56">“banalmente”, </text:span><text:span text:style-name="T54">rappresenta un “</text:span><text:span text:style-name="T67">percorso</text:span><text:span text:style-name="T54"> all'interno del </text:span><text:span text:style-name="T9">computer</text:span><text:span text:style-name="T56">”</text:span><text:span text:style-name="T54">. Ma potremmo chiederci: un percorso che conduce dove esattamente? </text:span><text:span text:style-name="T56">E poi, è davvero corretto dire “percorso all’interno del </text:span><text:span text:style-name="T9">computer”</text:span><text:span text:style-name="T56">?</text:span></text:p>
      <text:p text:style-name="P67"><text:span text:style-name="T54">La risposta sta nel contesto di riferimento a cui il percorso appartiene, che in questo caso è il </text:span><text:span text:style-name="T67">Filesystem</text:span><text:span text:style-name="T70"> </text:span><text:span text:style-name="T71">del computer</text:span><text:span text:style-name="T54">. Quindi, </text:span><text:span text:style-name="T8">C:\Users\nomeutente&gt;</text:span><text:span text:style-name="T54"> non è solo una stringa di caratteri, </text:span><text:span text:style-name="T56">né un percorso “dentro il computer”, bensì i</text:span><text:span text:style-name="T54">ndica una </text:span><text:span text:style-name="T66">specifica </text:span><text:span text:style-name="T65">posizione</text:span><text:span text:style-name="T68"> </text:span><text:span text:style-name="T69">all'interno</text:span><text:span text:style-name="T54"> della struttura organizzativa del Filesystem, </text:span><text:span text:style-name="T56">che</text:span><text:span text:style-name="T53"> ci permette d</text:span><text:span text:style-name="T54">i identificare/</text:span><text:span text:style-name="T53">di </text:span><text:span text:style-name="T56">comprendere</text:span><text:span text:style-name="T53"> il percorso completo all’interno di esso.</text:span></text:p>
      <text:p text:style-name="P89"/>
      <text:p text:style-name="P72"><text:span text:style-name="T53">Adesso possiamo meglio definire il termine </text:span><text:span text:style-name="T57">Filesystem, </text:span><text:span text:style-name="T58">ovvero: </text:span><text:span text:style-name="T62">modalità con la quale sono organizzati/rappresentati i contenuti (dati) all’interno di una unità disco.</text:span></text:p>
      <text:p text:style-name="P83"/>
      <text:p text:style-name="P6"><text:span text:style-name="T61">Il Filesystem </text:span><text:span text:style-name="T58">V</text:span><text:span text:style-name="T63">b</text:span><text:span text:style-name="T58">iene spesso visualizzato come una struttura ad albero, dove le cartelle possono contenere altre cartelle o file. </text:span></text:p>
      <text:p text:style-name="P7"><text:span text:style-name="T58">Nel percorso di esempio, </text:span><text:span text:style-name="T46">C:\Users\nomeutente</text:span><text:span text:style-name="T58">, l</text:span><text:span text:style-name="T62">a cartella </text:span><text:span text:style-name="T51">nomeutente</text:span><text:span text:style-name="T62"> si trova all'interno della cartella </text:span><text:span text:style-name="T51">Users</text:span><text:span text:style-name="T62">. La cartella </text:span><text:span text:style-name="T51">Users</text:span><text:span text:style-name="T62"> si trova, </text:span><text:span text:style-name="T58">a sua volta, </text:span><text:span text:style-name="T62">all'interno dell'unità disco </text:span><text:span text:style-name="T51">C:</text:span><text:span text:style-name="T62">.</text:span></text:p>
      <text:p text:style-name="P6"><text:span text:style-name="T58">Questa </text:span><text:span text:style-name="T61">modalità organizzativ</text:span><text:span text:style-name="T63">a</text:span><text:span text:style-name="T58"> crea una relazione gerarchica o di “parentela”, dove ogni livello superiore contiene uno o più livelli inferiori. </text:span><text:span text:style-name="T61">Tornando al nostro caso specifico,</text:span><text:span text:style-name="T58"> </text:span><text:span text:style-name="T46">C:</text:span><text:span text:style-name="T58"> è il livello più </text:span><text:soft-page-break/><text:span text:style-name="T58">alto </text:span><text:span text:style-name="T61">(la radice dell’albero)</text:span><text:span text:style-name="T58">, </text:span><text:span text:style-name="T46">Users</text:span><text:span text:style-name="T58"> è un livello subordinato, e </text:span><text:span text:style-name="T46">nomeutente</text:span><text:span text:style-name="T58"> è ulteriormente subordinato a </text:span><text:span text:style-name="T46">Users</text:span><text:span text:style-name="T58">. Questa struttura permette di navigare facilmente tra i file e le cartelle e di capire la loro posizione </text:span><text:span text:style-name="T64">all’interno del filesystem.</text:span></text:p>
      <text:p text:style-name="P84"/>
      <text:p text:style-name="P7"><text:span text:style-name="T60">E</text:span><text:span text:style-name="T58">cco una semplice rappresentazione del percorso</text:span><text:span text:style-name="T46"> </text:span><text:span text:style-name="T52">C:\Users\nomeutente:</text:span></text:p>
      <text:p text:style-name="P92"><text:tab/><text:tab/><text:tab/><text:tab/><text:tab/><text:tab/>C:</text:p>
      <text:p text:style-name="P92"><draw:line text:anchor-type="paragraph" draw:z-index="0" draw:name="Shape1" draw:style-name="gr1" draw:text-style-name="P98" svg:x1="3.0138in" svg:y1="0.0165in" svg:x2="3.0138in" svg:y2="0.202in"><text:p/></draw:line></text:p>
      <text:p text:style-name="P92"><draw:line text:anchor-type="paragraph" draw:z-index="1" draw:name="Shape2" draw:style-name="gr1" draw:text-style-name="P98" svg:x1="3.0138in" svg:y1="0.0102in" svg:x2="2.6654in" svg:y2="0.0102in"><text:p/></draw:line><draw:line text:anchor-type="paragraph" draw:z-index="2" draw:name="Shape3" draw:style-name="gr1" draw:text-style-name="P98" svg:x1="2.6654in" svg:y1="0.0102in" svg:x2="2.6654in" svg:y2="0.1894in"><text:p/></draw:line></text:p>
      <text:p text:style-name="P69"><text:span text:style-name="T23"><text:tab/><text:tab/><text:tab/><text:tab/><text:tab/></text:span><text:span text:style-name="T22">Users</text:span></text:p>
      <text:p text:style-name="P93"><draw:line text:anchor-type="paragraph" draw:z-index="3" draw:name="Shape4" draw:style-name="gr1" draw:text-style-name="P98" svg:x1="2.6709in" svg:y1="0.0374in" svg:x2="2.6709in" svg:y2="0.2in"><text:p/></draw:line><text:tab/><text:tab/><text:tab/><text:tab/></text:p>
      <text:p text:style-name="P93"><text:tab/><text:tab/><text:tab/><text:tab/> <text:s text:c="6"/>nomeutente</text:p>
      <text:p text:style-name="P29"/>
      <text:p text:style-name="P68"><text:span text:style-name="T61">Qualora ad esempio l’unità </text:span><text:span text:style-name="T24">C:</text:span><text:span text:style-name="T61"> contenesse, oltre alla cartella </text:span><text:span text:style-name="T24">Users</text:span><text:span text:style-name="T61">, anche la cartella </text:span><text:span text:style-name="T24">System, </text:span><text:span text:style-name="T61">q</text:span><text:span text:style-name="T64">ue</text:span><text:span text:style-name="T61">st’ul</text:span><text:span text:style-name="T64">t</text:span><text:span text:style-name="T61">i</text:span><text:span text:style-name="T64">ma</text:span><text:span text:style-name="T61"> sarebbe posizionata allo stesso livello di </text:span><text:span text:style-name="T24">Users</text:span><text:span text:style-name="T61">, ovvero:</text:span></text:p>
      <text:p text:style-name="P85"/>
      <text:p text:style-name="P68"><text:span text:style-name="T61"><text:tab/><text:tab/><text:tab/><text:tab/><text:tab/><text:tab/></text:span><text:span text:style-name="T23">C:</text:span></text:p>
      <text:p text:style-name="P92"><draw:line text:anchor-type="paragraph" draw:z-index="4" draw:name="Shape1" draw:style-name="gr1" draw:text-style-name="P98" svg:x1="3.0138in" svg:y1="0.0165in" svg:x2="3.0138in" svg:y2="0.202in"><text:p/></draw:line></text:p>
      <text:p text:style-name="P92"><draw:line text:anchor-type="paragraph" draw:z-index="5" draw:name="Shape2" draw:style-name="gr1" draw:text-style-name="P98" svg:x1="3.0138in" svg:y1="0.0102in" svg:x2="2.6654in" svg:y2="0.0102in"><text:p/></draw:line><draw:line text:anchor-type="paragraph" draw:z-index="6" draw:name="Shape3" draw:style-name="gr1" draw:text-style-name="P98" svg:x1="2.6654in" svg:y1="0.0102in" svg:x2="2.6654in" svg:y2="0.1894in"><text:p/></draw:line><draw:line text:anchor-type="paragraph" draw:z-index="8" draw:name="Shape3" draw:style-name="gr1" draw:text-style-name="P98" svg:x1="3.3752in" svg:y1="0.0102in" svg:x2="3.3752in" svg:y2="0.1894in"><text:p/></draw:line><draw:line text:anchor-type="paragraph" draw:z-index="9" draw:name="Shape2" draw:style-name="gr1" draw:text-style-name="P98" svg:x1="3.3685in" svg:y1="0.0102in" svg:x2="3.0201in" svg:y2="0.0102in"><text:p/></draw:line></text:p>
      <text:p text:style-name="P69"><text:span text:style-name="T23"><text:tab/><text:tab/><text:tab/><text:tab/><text:tab/></text:span><text:span text:style-name="T22">Users<text:tab/> <text:s text:c="4"/>System</text:span></text:p>
      <text:p text:style-name="P93"><draw:line text:anchor-type="paragraph" draw:z-index="7" draw:name="Shape4" draw:style-name="gr1" draw:text-style-name="P98" svg:x1="2.6709in" svg:y1="0.0374in" svg:x2="2.6709in" svg:y2="0.2in"><text:p/></draw:line><text:tab/><text:tab/><text:tab/><text:tab/></text:p>
      <text:p text:style-name="P93"><text:tab/><text:tab/><text:tab/><text:tab/> <text:s text:c="6"/>nomeutente</text:p>
      <text:p text:style-name="P29"/>
      <text:p text:style-name="P31">Il tal caso, le cartelle <text:span text:style-name="T5">Users </text:span>e <text:span text:style-name="T5">System </text:span>potre<text:span text:style-name="T81">bbero essere considerate</text:span> “fratelli” (o “sorelle”), entrambe “figli<text:span text:style-name="T81">e</text:span>” dell’unità <text:span text:style-name="T5">C:</text:span>. </text:p>
      <text:p text:style-name="P31"><text:span text:style-name="T5">nomeutente, </text:span>invece, è “figli<text:span text:style-name="T79">o</text:span>” di <text:span text:style-name="T5">Users </text:span>e, <text:span text:style-name="T79">al contempo,</text:span> nipote di <text:span text:style-name="T5">C:.</text:span></text:p>
      <text:p text:style-name="P30"/>
      <text:p text:style-name="P27"/>
      <text:p text:style-name="P73">Lezione 3</text:p>
      <text:p text:style-name="P27"/>
      <text:p text:style-name="P76">Si riportano, di seguito, i comandi essenziali con cui interagire con la CLI ed il filesystem.</text:p>
      <text:p text:style-name="P76"/>
      <text:list xml:id="list3097401825" text:style-name="L1">
        <text:list-item>
          <text:p text:style-name="P81">cd ..</text:p>
          <text:p text:style-name="P77">Questo comando consente di uscire dalla cartella corrente e di accedere alla cartella genitore, ovvero di salire di un livello nella struttura ad albero del filesystem.</text:p>
          <text:p text:style-name="P77"/>
        </text:list-item>
        <text:list-item>
          <text:p text:style-name="P81">dir</text:p>
          <text:p text:style-name="P77">Utilizzato per visualizzare il contenuto della directory corrente, mostrando sia file che cartelle presenti in quella directory.</text:p>
          <text:p text:style-name="P77"/>
        </text:list-item>
        <text:list-item>
          <text:p text:style-name="P86"><text:span text:style-name="T38">cd [percorso]</text:span><text:span text:style-name="T40">: Permette di cambiare la cartella corrente, spostandoti nella cartella o nel percorso specificato. Il percorso può essere </text:span><text:span text:style-name="T27">assoluto</text:span><text:span text:style-name="T40"> o </text:span><text:span text:style-name="T27">relativo</text:span><text:span text:style-name="T16"> </text:span><text:span text:style-name="T41">(di seguito si riporta un breve inciso con dettagli e differenze).</text:span></text:p>
          <text:p text:style-name="P77"/>
        </text:list-item>
        <text:list-item>
          <text:p text:style-name="P86"><text:span text:style-name="T38">mkdir [nomecartella]</text:span><text:span text:style-name="T40">: Utilizzato per creare una nuova cartella. Il nome della cartella da creare viene specificato dopo il comando.</text:span></text:p>
        </text:list-item>
      </text:list>
      <text:p text:style-name="P76"/>
      <text:p text:style-name="P46"><text:span text:style-name="T40">Questi comandi sono </text:span><text:span text:style-name="T29">fondamentali</text:span><text:span text:style-name="T40"> per la navigazione e la gestione dei file e delle cartelle all'interno del filesystem da una CL</text:span><text:span text:style-name="T41">I.</text:span></text:p>
      <text:p text:style-name="P78"/>
      <text:p text:style-name="P47"><text:span text:style-name="T39">Percorso assoluto:</text:span><text:span text:style-name="T41"> Un percorso assoluto è la descrizione completa di un percorso di file o cartella, </text:span><text:span text:style-name="T30">a partire dalla radice del file system</text:span><text:span text:style-name="T41">. Esso fornisce l'intera sequenza di directory che devono essere attraversate per raggiungere il file o la cartella desiderata. </text:span></text:p>
      <text:p text:style-name="P47"><text:span text:style-name="T41">Ad esempio, il percorso assoluto </text:span><text:span text:style-name="T19">C:\Users\nomeutente\file.txt </text:span><text:span text:style-name="T41">indica la posizione esatta del file, partendo dall'unità disco C:. </text:span><text:span text:style-name="T44">Mentre </text:span><text:span text:style-name="T20">C:\Users\nomeutente\Desktop </text:span><text:span text:style-name="T44">indica la posizione esatta (ovvero il percorso assoluto) della cartella </text:span><text:span text:style-name="T20">Desktop, </text:span><text:span text:style-name="T44">partendo dall’unità radice C:.</text:span></text:p>
      <text:p text:style-name="P78"/>
      <text:p text:style-name="P47"><text:span text:style-name="T39">Percorso relativo: </text:span><text:span text:style-name="T41">A differenza del percorso assoluto, un percorso relativo è </text:span><text:span text:style-name="T30">definito in relazione alla directory corrente in cui ci si trova</text:span><text:span text:style-name="T41">. Non inizia dalla radice del file system, ma utilizza la posizione corrente come punto di partenza. </text:span></text:p>
      <text:p text:style-name="P47"><text:span text:style-name="T41">Ad esempio, se ci troviamo nella directory </text:span><text:span text:style-name="T19">C:\Users\nomeutente</text:span><text:span text:style-name="T41"> (così come comunemente accade all’apertura della command line), e vogliamo accedere alla cartella </text:span><text:span text:style-name="T19">Documenti, </text:span><text:span text:style-name="T41">contenuta in </text:span><text:span text:style-name="T19">nomeutente</text:span><text:span text:style-name="T41">, il percorso relativo sarà semplicemente </text:span><text:span text:style-name="T19">Documenti</text:span><text:span text:style-name="T41">. Dunque per accedere alla cartella </text:span><text:span text:style-name="T19">Documenti</text:span><text:span text:style-name="T41">, </text:span><text:span text:style-name="T42">nella CLI</text:span><text:span text:style-name="T19"> </text:span><text:span text:style-name="T41">mi basterà impartire il comando:</text:span></text:p>
      <text:p text:style-name="P96">cd Documenti</text:p>
      <text:p text:style-name="P48"><text:span text:style-name="T41">p</text:span><text:span text:style-name="T40">iuttosto che</text:span><text:span text:style-name="T18"> cd C:\Users\nomeutente\Documenti</text:span><text:span text:style-name="T40">, che sarebbe altresì corretto, poiché </text:span><text:span text:style-name="T42">rappresentativo di un</text:span><text:span text:style-name="T40"> </text:span><text:span text:style-name="T29">percorso assoluto</text:span><text:span text:style-name="T40"> </text:span><text:span text:style-name="T43">corretto</text:span><text:span text:style-name="T40">, ma ovviamente più “dispendioso” da trascrivere.</text:span></text:p>
      <text:p text:style-name="P18"/>
      <text:p text:style-name="P18"/>
      <text:p text:style-name="P18"/>
      <text:p text:style-name="P17">Creazione di <text:span text:style-name="T83">script</text:span> da eseguire all’interno della CLI</text:p>
      <text:p text:style-name="P17"/>
      <text:p text:style-name="P49"><text:span text:style-name="T80">L</text:span>a <text:span text:style-name="T80">CLI </text:span>consente l'automazione di processi attraverso l'uso di <text:span text:style-name="T25">script</text:span>. Gli script sono essenzialmente file di testo <text:span text:style-name="T82">(con estensione</text:span><text:span text:style-name="T11"> .bat</text:span><text:span text:style-name="T82">)</text:span><text:span text:style-name="T5"> </text:span>che contengono una sequenza di comandi CLI. </text:p>
      <text:p text:style-name="P49">Quando <text:span text:style-name="T81">uno</text:span> script <text:span text:style-name="T81">viene</text:span> eseguit<text:span text:style-name="T81">o, ovvero viene avviato come fosse un programma (con un doppio </text:span><text:span text:style-name="T10">click</text:span><text:span text:style-name="T81">!)</text:span>, i comandi <text:span text:style-name="T82">contenuti al suo</text:span> interno vengono eseguiti in ordine sequenziale <text:span text:style-name="T82">(uno di seguito all’altro, partendo dal primo). </text:span></text:p>
      <text:p text:style-name="P49">Quest<text:span text:style-name="T82">a modalità, </text:span><text:span text:style-name="T25">automatizza</text:span> le attività che altrimenti dovrebbero essere eseguite manualmente, <text:span text:style-name="T84">cioè </text:span>una alla volta attraverso la linea di comando <text:span text:style-name="T82">o, peggio ancora, mediante la GUI!</text:span></text:p>
      <text:p text:style-name="P49"><text:soft-page-break/>Utilizzando gli script, <text:span text:style-name="T84">quindi,</text:span> è possibile <text:span text:style-name="T25">automatizzare</text:span> sequenze di operazioni, anche quelle più complesse, rendendo <text:span text:style-name="T86">la/le attività da svolgere (l’interno processo) </text:span>più efficiente, <text:span text:style-name="T85">facilmente</text:span> trasferibile su altri PC <text:span text:style-name="T85">(è sufficiente trasferire lo script ed avviarlo), meno soggetta ad eventuali errori umani.</text:span></text:p>
      <text:p text:style-name="P49"/>
      <text:p text:style-name="P49"/>
      <text:p text:style-name="P49"/>
      <text:p text:style-name="P19">Note conclusive, breve riepilogo</text:p>
      <text:p text:style-name="P79"/>
      <text:p text:style-name="P80">All'apertura della Command Line, il percorso di default generalmente è:</text:p>
      <text:p text:style-name="P50"><text:span text:style-name="T17">C:\Users\nomeutente</text:span><text:span text:style-name="T32">. </text:span></text:p>
      <text:p text:style-name="P80">Questo significa che, salvo eccezioni, possiamo ragionevolmente aspettarci che questo percorso effettivamente esista nel sistema. Inoltre, spesso rappresenta il punto di partenza per l'esecuzione degli script. </text:p>
      <text:p text:style-name="P80">In termini pratici, ciò suggerisce che gli script dovrebbero essere salvati in questo percorso, o almeno in una posizione accessibile da esso, per poter essere eseguiti efficacemente. </text:p>
      <text:p text:style-name="P80"/>
      <text:p text:style-name="P61">Quando si crea uno script, quindi, potete partire da questa assunzione come base. </text:p>
      <text:p text:style-name="P61">Tuttavia, si incoraggia ad includere una nota introduttiva o esplicativa che chiarisca tale assunto.</text:p>
      <text:p text:style-name="P50"/>
      <text:p text:style-name="P33">Per accedere alla cartella <text:span text:style-name="T5">Desktop</text:span> <text:span text:style-name="T87">da tale percorso, mi è sufficiente impartire il comando: </text:span></text:p>
      <text:p text:style-name="P8">cd Desktop</text:p>
      <text:p text:style-name="P34"><text:span text:style-name="T87">Il percorso in cui sono posizionato </text:span>adesso <text:span text:style-name="T87">è</text:span>:</text:p>
      <text:p text:style-name="P94">C:\Users\nomeutente\Desktop</text:p>
      <text:p text:style-name="P32"/>
      <text:p text:style-name="P36">Creiamo una nuova cartella <text:span text:style-name="T72">(all’interno di </text:span><text:span text:style-name="T12">Desktop</text:span><text:span text:style-name="T88">)</text:span>:</text:p>
      <text:p text:style-name="P20">mkdir 21-nov-23</text:p>
      <text:p text:style-name="P35"/>
      <text:p text:style-name="P38">Entriamo dentro la cartella 21-nov-23:</text:p>
      <text:p text:style-name="P21">cd 21-nov-23</text:p>
      <text:p text:style-name="P37"/>
      <text:p text:style-name="P38">Creiamo un file vuoto, dal nome <text:span text:style-name="T5">script.bat</text:span>:</text:p>
      <text:p text:style-name="P21">type NUL &gt; script.bat</text:p>
      <text:p text:style-name="P37"/>
      <text:p text:style-name="P39">Adesso visualizziamo il contenuto della cartella <text:span text:style-name="T74">(comando </text:span><text:span text:style-name="T73">dir</text:span><text:span text:style-name="T74">)</text:span>: sicuramente è presente il file <text:span text:style-name="T5">script.bat </text:span>precedentemente creato!</text:p>
      <text:p text:style-name="P39"/>
      <text:p text:style-name="P39"><text:span text:style-name="T89">In aggiunta – aspetto estremamente importante –, </text:span>sono <text:span text:style-name="T89">al contempo elencate</text:span> due <text:span text:style-name="T90">ulteriori</text:span> “pseudocartelle”: <text:span text:style-name="T25">punto e punto-punto.</text:span></text:p>
      <text:p text:style-name="P39">La cartella <text:span text:style-name="T5">punto-punto </text:span>(..) si <text:span text:style-name="T32">riferisce </text:span><text:span text:style-name="T31">sempre</text:span><text:span text:style-name="T45"> </text:span><text:span text:style-name="T32">alla</text:span> cartella padre, ovvero alla cartella che contiene</text:p>
      <text:p text:style-name="P40">la cartella corrente. <text:span text:style-name="T74">Nel nostro caso specifico, la cartella </text:span><text:span text:style-name="T6">punto-punto</text:span><text:span text:style-name="T74"> si riferisce quindi a </text:span><text:span text:style-name="T7">Desktop.</text:span></text:p>
      <text:p text:style-name="P51"><text:span text:style-name="T90">Più in generale, p</text:span>er salire di un livello all’interno del filesystem, ovvero per accedere alla <text:span text:style-name="T90">propria</text:span> cartella “padre”, mi basterà impartire il comando:</text:p>
      <text:p text:style-name="P23">cd ..</text:p>
      <text:p text:style-name="P23"/>
      <text:p text:style-name="P52">Dalla posizione corrente, per accedere alla cartella “padre del padre”, ovvero al “nonno”, o per meglio dire, per salire di 2 livelli nell’organizzazione gerarchica del filesystem, dovrò impartire:</text:p>
      <text:p text:style-name="P22">cd ..</text:p>
      <text:p text:style-name="P22">cd ..</text:p>
      <text:p text:style-name="P52">Si noterà che, al contempo, il <text:span text:style-name="T5">prompt</text:span> si modificherà di conseguenza, sempre indicando la posizione corrente all’interno del filesystem.</text:p>
      <text:p text:style-name="P52"/>
      <text:p text:style-name="P52"><text:soft-page-break/>Ad esempio:</text:p>
      <text:p text:style-name="P9">C:\Users\nomeutente\Desktop&gt; cd ..</text:p>
      <text:p text:style-name="P9">C:\Users\nomeutente&gt; cd ..</text:p>
      <text:p text:style-name="P9">C:\Users&gt;</text:p>
      <text:p text:style-name="P51"/>
      <text:p text:style-name="P51"/>
      <text:p text:style-name="P51"/>
      <text:p text:style-name="P42">Adesso apriamo il file <text:span text:style-name="T5">script.bat </text:span><text:span text:style-name="T91">direttamente dalla CLI:</text:span></text:p>
      <text:p text:style-name="P24">notepad script.bat</text:p>
      <text:p text:style-name="P41">Il file <text:span text:style-name="T5">script.bat </text:span>verrà aperto con il programma Notepad.</text:p>
      <text:p text:style-name="P41"/>
      <text:p text:style-name="P53">Possiamo adesso procedere alla creazione del n<text:span text:style-name="T92">ostro primo script.</text:span></text:p>
      <text:p text:style-name="P43"/>
      <text:p text:style-name="P43"><text:span text:style-name="T91">L’obiettivo dello </text:span><text:span text:style-name="T13">script</text:span><text:span text:style-name="T91"> è il seguente e si articola in 2 punti:</text:span></text:p>
      <text:list xml:id="list2059860613" text:style-name="L2">
        <text:list-item>
          <text:p text:style-name="P87">creare una cartella dal nome <text:span text:style-name="T5">pippo</text:span>.</text:p>
        </text:list-item>
        <text:list-item>
          <text:p text:style-name="P87">creare un file vuoto, dal nome <text:span text:style-name="T5">pluto.txt, </text:span>all’interno della cartella <text:span text:style-name="T5">pippo.</text:span></text:p>
        </text:list-item>
      </text:list>
      <text:p text:style-name="P10"/>
      <text:p text:style-name="P63">Risoluzione</text:p>
      <text:p text:style-name="P56">Ovviamente i comandi sarebbe opportuno inserirli all’interno di uno script. Quindi, per prima cosa debbo crearlo.</text:p>
      <text:p text:style-name="P56">Apro la command line.</text:p>
      <text:p text:style-name="P14"><text:span text:style-name="T53">Sono presumibilmente posizionato in </text:span>C:\Users\nomeutente&gt;</text:p>
      <text:p text:style-name="P56">Accedo al Desktop: <text:span text:style-name="T5">C:\Users\nomeutente&gt; cd Desktop</text:span></text:p>
      <text:p text:style-name="P56">Creo un file vuoto: <text:span text:style-name="T5">C:\Users\nomeutente\Desktop&gt; type NUL &gt; script.bat</text:span></text:p>
      <text:p text:style-name="P56">Apro il file con Notepad, affinché possa inserirvi i comandi richiesti: <text:span text:style-name="T5">C:\Users\nomeutente\Desktop&gt; notepad script.bat</text:span></text:p>
      <text:p text:style-name="P10"/>
      <text:p text:style-name="P54">All’interno dello script, adesso, posso inserire i comandi richiesti dall’esercizio, ovvero:</text:p>
      <text:p text:style-name="P11">mkdir pippo</text:p>
      <text:p text:style-name="P11">cd pippo</text:p>
      <text:p text:style-name="P11">type NUL &gt; pluto.txt</text:p>
      <text:p text:style-name="P10"/>
      <text:p text:style-name="P57"><text:span text:style-name="T93">Lo script, se eseguito, creerà la cartella </text:span><text:span text:style-name="T5">C:\Users\nomeutente\Desktop</text:span><text:span text:style-name="T14">\pippo </text:span><text:span text:style-name="T93">ed il file </text:span><text:span text:style-name="T14">pluto.txt </text:span><text:span text:style-name="T93">al suo interno.</text:span></text:p>
      <text:p text:style-name="P10"/>
      <text:p text:style-name="P10"/>
      <text:p text:style-name="P10"/>
      <text:p text:style-name="P97">Lezione 4</text:p>
      <text:p text:style-name="P25"/>
      <text:p text:style-name="P25">Esercizio per casa</text:p>
      <text:p text:style-name="P45">Creare uno script <text:span text:style-name="T5">bat</text:span> che automatizzi il seguente processo:</text:p>
      <text:p text:style-name="P45"/>
      <text:p text:style-name="P44">1. Posizionarsi all’interno della cartella Desktop.</text:p>
      <text:p text:style-name="P44">2. Creare una nuova cartella, avente per nome la data odierna.</text:p>
      <text:p text:style-name="P44">3. Accedere alla cartella appena creata.</text:p>
      <text:p text:style-name="P44">4. Creare un file vuoto, dal nome <text:span text:style-name="T5">hello.txt</text:span>, all’interno della cartella padre.</text:p>
      <text:p text:style-name="P44"/>
      <text:p text:style-name="P91">Risoluzione</text:p>
      <text:p text:style-name="P88">[ Come prima cosa, creare uno script <text:span text:style-name="T5">.bat</text:span> vuoto ]</text:p>
      <text:p text:style-name="P12"/>
      <text:p text:style-name="P12"><text:span text:style-name="T75">cd D</text:span>esktop</text:p>
      <text:p text:style-name="P12">mkdir 28-nov-23</text:p>
      <text:p text:style-name="P12">cd 28-nov-23</text:p>
      <text:p text:style-name="P13">cd ..</text:p>
      <text:p text:style-name="P12">type NUL &gt; <text:span text:style-name="T75">hello.t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07T09:19:40.486000000</meta:creation-date>
    <dc:date>2023-11-29T12:52:37.331715422</dc:date>
    <meta:editing-duration>PT5H23M5S</meta:editing-duration>
    <meta:editing-cycles>96</meta:editing-cycles>
    <meta:generator>LibreOffice/6.1.5.2$Linux_X86_64 LibreOffice_project/10$Build-2</meta:generator>
    <meta:document-statistic meta:table-count="0" meta:image-count="0" meta:object-count="0" meta:page-count="7" meta:paragraph-count="127" meta:word-count="1723" meta:character-count="11956" meta:non-whitespace-character-count="10292"/>
  </office:meta>
</office:document-meta>
</file>